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b0a5" officeooo:paragraph-rsid="001eb0a5"/>
    </style:style>
    <style:style style:name="P2" style:family="paragraph" style:parent-style-name="Standard">
      <style:text-properties officeooo:rsid="00206404" officeooo:paragraph-rsid="00206404"/>
    </style:style>
    <style:style style:name="P3" style:family="paragraph" style:parent-style-name="Standard">
      <style:text-properties officeooo:rsid="002150ff" officeooo:paragraph-rsid="002150ff"/>
    </style:style>
    <style:style style:name="P4" style:family="paragraph" style:parent-style-name="Standard">
      <style:text-properties officeooo:rsid="0021cc21" officeooo:paragraph-rsid="0021cc21"/>
    </style:style>
    <style:style style:name="P5" style:family="paragraph" style:parent-style-name="Standard">
      <style:text-properties officeooo:rsid="0023b789" officeooo:paragraph-rsid="0023b789"/>
    </style:style>
    <style:style style:name="P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eb0a5" officeooo:paragraph-rsid="001eb0a5"/>
    </style:style>
    <style:style style:name="P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06404" officeooo:paragraph-rsid="00206404"/>
    </style:style>
    <style:style style:name="P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150ff" officeooo:paragraph-rsid="002150ff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1cc21" officeooo:paragraph-rsid="0021cc21"/>
    </style:style>
    <style:style style:name="P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3b789" officeooo:paragraph-rsid="0023b789"/>
    </style:style>
    <style:style style:name="P11" style:family="paragraph" style:parent-style-name="Standard">
      <style:text-properties officeooo:rsid="002569c1" officeooo:paragraph-rsid="002569c1"/>
    </style:style>
    <style:style style:name="P12" style:family="paragraph" style:parent-style-name="Standard">
      <style:text-properties officeooo:rsid="00269d42" officeooo:paragraph-rsid="00269d42"/>
    </style:style>
    <style:style style:name="P1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569c1" officeooo:paragraph-rsid="002569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io.h&gt;</text:p>
      <text:p text:style-name="P1"/>
      <text:p text:style-name="P1">int main(){</text:p>
      <text:p text:style-name="P1"/>
      <text:p text:style-name="P1"><text:tab/>int vet[5];</text:p>
      <text:p text:style-name="P1"><text:tab/>int i,num;</text:p>
      <text:p text:style-name="P1"/>
      <text:p text:style-name="P1"><text:tab/>printf("informe um valor qualquer");</text:p>
      <text:p text:style-name="P1"><text:tab/>scanf("%d\n",&amp;num);</text:p>
      <text:p text:style-name="P1"><text:tab/>printf("\n");</text:p>
      <text:p text:style-name="P1"/>
      <text:p text:style-name="P1"/>
      <text:p text:style-name="P1"><text:tab/>for(i=0;i&lt;5;i++){</text:p>
      <text:p text:style-name="P1"><text:tab/><text:tab/>printf("digite um valor \n");</text:p>
      <text:p text:style-name="P1"><text:tab/><text:tab/>scanf("%d\n",&amp;vet[i]);</text:p>
      <text:p text:style-name="P1"/>
      <text:p text:style-name="P1"><text:tab/>}</text:p>
      <text:p text:style-name="P1"><text:tab/>for(i=0;i&lt;5;i++){</text:p>
      <text:p text:style-name="P1"><text:tab/><text:tab/>if(vet[i]==num){</text:p>
      <text:p text:style-name="P1"><text:tab/><text:tab/><text:tab/>printf("numero digitado posição %d\n",i);</text:p>
      <text:p text:style-name="P1"><text:tab/><text:tab/>}</text:p>
      <text:p text:style-name="P1"><text:tab/><text:tab/>else{</text:p>
      <text:p text:style-name="P1"><text:tab/><text:tab/><text:tab/>printf("numero digitado não estar no vetor \n");</text:p>
      <text:p text:style-name="P1"><text:tab/><text:tab/>}</text:p>
      <text:p text:style-name="P1"><text:tab/>}</text:p>
      <text:p text:style-name="P1"><text:tab/>return 0;</text:p>
      <text:p text:style-name="P6">}</text:p>
      <text:p text:style-name="P1"/>
      <text:p text:style-name="P2">#include &lt;stdio.h&gt;</text:p>
      <text:p text:style-name="P2"/>
      <text:p text:style-name="P2">int main(){</text:p>
      <text:p text:style-name="P2"/>
      <text:p text:style-name="P2"><text:tab/>int vet[5];</text:p>
      <text:p text:style-name="P2"><text:tab/>int i,num;</text:p>
      <text:p text:style-name="P2"/>
      <text:p text:style-name="P2"><text:tab/>printf("informe um valor qualquer");</text:p>
      <text:p text:style-name="P2"><text:tab/>scanf("%d\n",&amp;num);</text:p>
      <text:p text:style-name="P2"><text:tab/>printf("\n");</text:p>
      <text:p text:style-name="P2"/>
      <text:p text:style-name="P2"/>
      <text:p text:style-name="P2"><text:tab/>for(i=0;i&lt;5;i++){</text:p>
      <text:p text:style-name="P2"><text:tab/><text:tab/>printf("digite um valor \n");</text:p>
      <text:p text:style-name="P2"><text:tab/><text:tab/>scanf("%d\n",&amp;vet[i]);</text:p>
      <text:p text:style-name="P2"/>
      <text:p text:style-name="P2"><text:tab/>}</text:p>
      <text:p text:style-name="P2"><text:tab/>for(i=0;i&lt;5;i++){</text:p>
      <text:p text:style-name="P2"><text:tab/><text:tab/>if(vet[i]==num){</text:p>
      <text:p text:style-name="P2"><text:tab/><text:tab/><text:tab/>printf("numero digitado posição %d\n",i);</text:p>
      <text:p text:style-name="P2"><text:tab/><text:tab/>}</text:p>
      <text:p text:style-name="P2"><text:tab/><text:tab/>else if(vet[i]!=num){</text:p>
      <text:p text:style-name="P2"><text:tab/><text:tab/><text:tab/>printf("numero digitado não estar no vetor \n");</text:p>
      <text:p text:style-name="P2"><text:tab/><text:tab/>}</text:p>
      <text:p text:style-name="P2"><text:soft-page-break/><text:tab/><text:tab/>if(num==vet[4]){</text:p>
      <text:p text:style-name="P2"><text:tab/><text:tab/><text:tab/>printf("numero digitado igual ao valor do vetor posicao 4\n");</text:p>
      <text:p text:style-name="P2"><text:tab/><text:tab/>}</text:p>
      <text:p text:style-name="P2"><text:tab/>}</text:p>
      <text:p text:style-name="P2"><text:tab/>return 0;</text:p>
      <text:p text:style-name="P7">}</text:p>
      <text:p text:style-name="P2"/>
      <text:p text:style-name="P3">#include &lt;stdio.h&gt;</text:p>
      <text:p text:style-name="P3"/>
      <text:p text:style-name="P3">int main(){</text:p>
      <text:p text:style-name="P3"/>
      <text:p text:style-name="P3"><text:tab/>int vet[20];</text:p>
      <text:p text:style-name="P3"><text:tab/>int i,media,soma=0;</text:p>
      <text:p text:style-name="P3"/>
      <text:p text:style-name="P3"><text:tab/>for(i=0;i&lt;20;i++){</text:p>
      <text:p text:style-name="P3"><text:tab/><text:tab/>printf("insira a nota \n");</text:p>
      <text:p text:style-name="P3"><text:tab/><text:tab/>scanf("%d\n",&amp;vet[i]);</text:p>
      <text:p text:style-name="P3"><text:tab/><text:tab/>soma=soma+vet[i];</text:p>
      <text:p text:style-name="P3"><text:tab/>}</text:p>
      <text:p text:style-name="P3"><text:tab/>media=soma/20;</text:p>
      <text:p text:style-name="P3"><text:tab/>printf("A media das notas eh %d\n: ",media);</text:p>
      <text:p text:style-name="P3"/>
      <text:p text:style-name="P3"><text:tab/>return 0;</text:p>
      <text:p text:style-name="P3">}</text:p>
      <text:p text:style-name="P8"/>
      <text:p text:style-name="P3"/>
      <text:p text:style-name="P4">#include &lt;stdio.h&gt;</text:p>
      <text:p text:style-name="P4"/>
      <text:p text:style-name="P4">int main(){</text:p>
      <text:p text:style-name="P4"/>
      <text:p text:style-name="P4"><text:tab/>int vet_a[5];</text:p>
      <text:p text:style-name="P4"><text:tab/>int i,x=0;</text:p>
      <text:p text:style-name="P4"><text:tab/>float vet_m[5];</text:p>
      <text:p text:style-name="P4"/>
      <text:p text:style-name="P4"><text:tab/>printf("insira o valor de x \n");</text:p>
      <text:p text:style-name="P4"><text:tab/>scanf("%d\n",&amp;x);</text:p>
      <text:p text:style-name="P4"/>
      <text:p text:style-name="P4"><text:tab/>for(i=0;i&lt;5;i++){</text:p>
      <text:p text:style-name="P4"><text:tab/><text:tab/>printf("Insira um valor para o vetor \n");</text:p>
      <text:p text:style-name="P4"><text:tab/><text:tab/>scanf("%d\n",&amp;vet_a[i]);</text:p>
      <text:p text:style-name="P4"><text:tab/><text:tab/>x=x*vet_a[i];</text:p>
      <text:p text:style-name="P4"><text:tab/><text:tab/>printf("vetor de m %7.2f\n",vet_m[x]);</text:p>
      <text:p text:style-name="P4"><text:tab/><text:tab/></text:p>
      <text:p text:style-name="P4"><text:tab/><text:tab/></text:p>
      <text:p text:style-name="P4"><text:tab/>}</text:p>
      <text:p text:style-name="P4"/>
      <text:p text:style-name="P4"><text:tab/>return 0;</text:p>
      <text:p text:style-name="P4">}</text:p>
      <text:p text:style-name="P9"/>
      <text:p text:style-name="P4"/>
      <text:p text:style-name="P5">#include &lt;stdio.h&gt;</text:p>
      <text:p text:style-name="P5"/>
      <text:p text:style-name="P5"><text:soft-page-break/>int main(){</text:p>
      <text:p text:style-name="P5"/>
      <text:p text:style-name="P5"><text:tab/>int vet[5]={1,2,3,4,5};</text:p>
      <text:p text:style-name="P5"/>
      <text:p text:style-name="P5"><text:tab/>printf("%d%d%d%d%d",vet[4],vet[3],vet[2],vet[1],vet[0]);</text:p>
      <text:p text:style-name="P5">return 0;</text:p>
      <text:p text:style-name="P5">}</text:p>
      <text:p text:style-name="P10"/>
      <text:p text:style-name="P5"/>
      <text:p text:style-name="P11">#include &lt;stdio.h&gt;</text:p>
      <text:p text:style-name="P11"/>
      <text:p text:style-name="P11">int main(){</text:p>
      <text:p text:style-name="P11"/>
      <text:p text:style-name="P11"><text:tab/>int vet[5];</text:p>
      <text:p text:style-name="P11"><text:tab/>int vet2[5];</text:p>
      <text:p text:style-name="P11"><text:tab/>int i;</text:p>
      <text:p text:style-name="P11"><text:s text:c="8"/>/*armazenamento */</text:p>
      <text:p text:style-name="P11"><text:tab/>for(i=0;i&lt;5;i++){</text:p>
      <text:p text:style-name="P11"><text:tab/><text:tab/>printf("digite um numero \n");</text:p>
      <text:p text:style-name="P11"><text:tab/><text:tab/>scanf(" %d\n",&amp;vet[i]);</text:p>
      <text:p text:style-name="P11"><text:tab/><text:tab/></text:p>
      <text:p text:style-name="P11"><text:tab/><text:tab/></text:p>
      <text:p text:style-name="P11"><text:tab/>}</text:p>
      <text:p text:style-name="P11"><text:tab/>/*transferencia*/</text:p>
      <text:p text:style-name="P11"><text:tab/>for(i=0;i&lt;5;i++){</text:p>
      <text:p text:style-name="P11"><text:tab/><text:tab/>vet2[i] = vet[i];</text:p>
      <text:p text:style-name="P11"><text:tab/><text:tab/>printf("%d",vet2[i]);</text:p>
      <text:p text:style-name="P11"><text:tab/>}</text:p>
      <text:p text:style-name="P11"><text:tab/></text:p>
      <text:p text:style-name="P11"><text:tab/><text:tab/></text:p>
      <text:p text:style-name="P11"><text:tab/>return 0;</text:p>
      <text:p text:style-name="P13">}</text:p>
      <text:p text:style-name="P11"/>
      <text:p text:style-name="P11">#include &lt;stdio.h&gt;</text:p>
      <text:p text:style-name="P11"/>
      <text:p text:style-name="P11">int main(){</text:p>
      <text:p text:style-name="P11"/>
      <text:p text:style-name="P11"><text:tab/>int vet1[3];</text:p>
      <text:p text:style-name="P11"><text:tab/>int vet2[3];</text:p>
      <text:p text:style-name="P11"><text:tab/>int vet3[3];</text:p>
      <text:p text:style-name="P11"><text:tab/>int i;</text:p>
      <text:p text:style-name="P11"/>
      <text:p text:style-name="P11"><text:tab/>for(i=0;i&lt;3;i++){</text:p>
      <text:p text:style-name="P11"><text:tab/><text:tab/>printf("insira um valor vetor 1\n");</text:p>
      <text:p text:style-name="P11"><text:tab/><text:tab/>scanf("%d\n",&amp;vet1[i]);</text:p>
      <text:p text:style-name="P11"><text:tab/>}</text:p>
      <text:p text:style-name="P11"><text:tab/></text:p>
      <text:p text:style-name="P11"><text:tab/>for(i=0;i&lt;3;i++){</text:p>
      <text:p text:style-name="P11"><text:tab/><text:tab/>printf("insira um valor vetor 2\n");</text:p>
      <text:p text:style-name="P11"><text:tab/><text:tab/>scanf("%d\n",&amp;vet2[i]);</text:p>
      <text:p text:style-name="P11"><text:tab/>}</text:p>
      <text:p text:style-name="P11"/>
      <text:p text:style-name="P11"><text:soft-page-break/><text:tab/>for(i=0;i&lt;3;i++){</text:p>
      <text:p text:style-name="P11"><text:tab/><text:tab/>vet3[i]=vet1[i]+vet2[i];</text:p>
      <text:p text:style-name="P11"><text:tab/><text:tab/>printf("valores do Vetor 3 %d\n",vet3[i]);</text:p>
      <text:p text:style-name="P11"><text:tab/>}</text:p>
      <text:p text:style-name="P11"/>
      <text:p text:style-name="P11"><text:tab/>return 0;</text:p>
      <text:p text:style-name="P11">}</text:p>
      <text:p text:style-name="P11"/>
      <text:p text:style-name="P11">--------<text:tab/>--------------------------------------------------------------------------------------------------------------</text:p>
      <text:p text:style-name="P11"/>
      <text:p text:style-name="P11">#include &lt;stdio.h&gt;</text:p>
      <text:p text:style-name="P11"/>
      <text:p text:style-name="P11">int main(){</text:p>
      <text:p text:style-name="P11"/>
      <text:p text:style-name="P11"><text:tab/>int n,i;</text:p>
      <text:p text:style-name="P11"><text:tab/></text:p>
      <text:p text:style-name="P11"/>
      <text:p text:style-name="P11"><text:tab/>printf("Digite um valor para 'n' \n");</text:p>
      <text:p text:style-name="P11"><text:tab/>scanf("%d\n",&amp;n);</text:p>
      <text:p text:style-name="P11"/>
      <text:p text:style-name="P11"><text:tab/>int vet[n];</text:p>
      <text:p text:style-name="P11"/>
      <text:p text:style-name="P11"><text:tab/>for(i=0;i&lt;n;i++){</text:p>
      <text:p text:style-name="P11"><text:tab/><text:tab/>printf("informe o valor do vetor \n");</text:p>
      <text:p text:style-name="P11"><text:tab/><text:tab/>scanf("%d\n",&amp;vet[i]);</text:p>
      <text:p text:style-name="P11"><text:tab/>}</text:p>
      <text:p text:style-name="P11"><text:tab/>int j=1;</text:p>
      <text:p text:style-name="P11"><text:tab/>for(i=0;i&lt;n;i++){</text:p>
      <text:p text:style-name="P11"><text:tab/><text:tab/>printf("O %d° numero, vetor : %d \n",j,vet[i]);</text:p>
      <text:p text:style-name="P11"><text:tab/><text:tab/>j++;</text:p>
      <text:p text:style-name="P11"><text:tab/></text:p>
      <text:p text:style-name="P11"><text:tab/>}</text:p>
      <text:p text:style-name="P11"/>
      <text:p text:style-name="P11"><text:tab/>return 0;</text:p>
      <text:p text:style-name="P11">}</text:p>
      <text:p text:style-name="P13"/>
      <text:p text:style-name="P11"/>
      <text:p text:style-name="P12">#include &lt;stdio.h&gt;</text:p>
      <text:p text:style-name="P12"/>
      <text:p text:style-name="P12">int main(){</text:p>
      <text:p text:style-name="P12"/>
      <text:p text:style-name="P12"><text:tab/>int n,i;</text:p>
      <text:p text:style-name="P12"><text:tab/>int j;</text:p>
      <text:p text:style-name="P12"><text:tab/>int count=0;</text:p>
      <text:p text:style-name="P12"><text:tab/></text:p>
      <text:p text:style-name="P12"/>
      <text:p text:style-name="P12"><text:tab/>printf("Digite um valor para 'n' \n");</text:p>
      <text:p text:style-name="P12"><text:tab/>scanf("%d\n",&amp;n);</text:p>
      <text:p text:style-name="P12"/>
      <text:p text:style-name="P12"><text:tab/>int vet[n];</text:p>
      <text:p text:style-name="P12"/>
      <text:p text:style-name="P12"><text:tab/>for(i=0;i&lt;n;i++){</text:p>
      <text:p text:style-name="P12"><text:soft-page-break/><text:tab/><text:tab/>printf("informe o valor do vetor \n");</text:p>
      <text:p text:style-name="P12"><text:tab/><text:tab/>scanf("%d\n",&amp;vet[i]);</text:p>
      <text:p text:style-name="P12"><text:tab/>}</text:p>
      <text:p text:style-name="P12"><text:tab/></text:p>
      <text:p text:style-name="P12"/>
      <text:p text:style-name="P12"><text:tab/>for(i=0;i&lt;n;i++){</text:p>
      <text:p text:style-name="P12"><text:tab/><text:tab/>for(j=i;j&gt;=0;j--){</text:p>
      <text:p text:style-name="P12"><text:tab/><text:tab/><text:tab/>if(vet[j]!=vet[i]){</text:p>
      <text:p text:style-name="P12"><text:tab/><text:tab/><text:tab/><text:tab/>printf(" ");</text:p>
      <text:p text:style-name="P12"><text:tab/><text:tab/><text:tab/>}</text:p>
      <text:p text:style-name="P12"><text:tab/><text:tab/><text:tab/>else{</text:p>
      <text:p text:style-name="P12"><text:tab/><text:tab/><text:tab/><text:tab/>count++;</text:p>
      <text:p text:style-name="P12"><text:tab/><text:tab/><text:tab/>}</text:p>
      <text:p text:style-name="P12"><text:tab/><text:tab/>}<text:tab/></text:p>
      <text:p text:style-name="P12"><text:tab/></text:p>
      <text:p text:style-name="P12"><text:tab/><text:tab/>printf("O %d° numero, vetor : %d \n",vet[i],count);</text:p>
      <text:p text:style-name="P12"><text:tab/><text:tab/></text:p>
      <text:p text:style-name="P12"><text:tab/></text:p>
      <text:p text:style-name="P12"><text:tab/>}</text:p>
      <text:p text:style-name="P12"/>
      <text:p text:style-name="P12"><text:tab/>return 0;</text:p>
      <text:p text:style-name="P1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01:05:45.074197418</meta:creation-date>
    <dc:date>2016-05-13T00:26:46.609988110</dc:date>
    <meta:editing-duration>PT32M28S</meta:editing-duration>
    <meta:editing-cycles>4</meta:editing-cycles>
    <meta:generator>LibreOffice/5.0.5.2$Linux_x86 LibreOffice_project/00m0$Build-2</meta:generator>
    <meta:document-statistic meta:table-count="0" meta:image-count="0" meta:object-count="0" meta:page-count="5" meta:paragraph-count="173" meta:word-count="326" meta:character-count="2843" meta:non-whitespace-character-count="2455"/>
  </office:meta>
</office:document-meta>
</file>